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c5807" officeooo:paragraph-rsid="002c5807"/>
    </style:style>
    <style:style style:name="P2" style:family="paragraph" style:parent-style-name="Text_20_body">
      <style:text-properties officeooo:rsid="002c5807" officeooo:paragraph-rsid="002dcd15"/>
    </style:style>
    <style:style style:name="P3" style:family="paragraph" style:parent-style-name="Text_20_body">
      <style:text-properties officeooo:rsid="002dcd15" officeooo:paragraph-rsid="002dcd15"/>
    </style:style>
    <style:style style:name="P4" style:family="paragraph" style:parent-style-name="Heading_20_1" style:master-page-name="Right_20_Page">
      <style:paragraph-properties style:page-number="auto"/>
      <style:text-properties officeooo:rsid="002c5807" officeooo:paragraph-rsid="002c5807"/>
    </style:style>
    <style:style style:name="P5" style:family="paragraph" style:parent-style-name="Heading_20_3">
      <style:text-properties officeooo:rsid="002c5807" officeooo:paragraph-rsid="002c5807"/>
    </style:style>
    <style:style style:name="T1" style:family="text">
      <style:text-properties officeooo:rsid="002c580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Big Yellow Taxi</text:h>
      <text:p text:style-name="Heading_20_2">(<text:span text:style-name="T1">Joni Mitchell</text:span>)</text:p>
      <text:p text:style-name="P5">[VERSE 1]</text:p>
      <text:p text:style-name="P1">G <text:s text:c="39"/>D</text:p>
      <text:p text:style-name="P1">They paved paradise and put up a parking lot</text:p>
      <text:p text:style-name="P1"><text:s text:c="7"/>G <text:s text:c="12"/>A <text:s text:c="26"/>D</text:p>
      <text:p text:style-name="P1">With a pink hotel, a boutique and a swingin' hot spot</text:p>
      <text:p text:style-name="Heading_20_3">[CHORUS]</text:p>
      <text:p text:style-name="P1">D <text:s text:c="14"/>A</text:p>
      <text:p text:style-name="P1">Don't it always seem to go</text:p>
      <text:p text:style-name="P1"><text:s text:c="10"/>G <text:s text:c="34"/>D</text:p>
      <text:p text:style-name="P1">That you don't know what you've got till it's gone</text:p>
      <text:p text:style-name="P1"><text:s text:c="6"/>G <text:s text:c="16"/>A <text:s text:c="15"/>D</text:p>
      <text:p text:style-name="P1">They paved paradise and put up a parking lot</text:p>
      <text:p text:style-name="Heading_20_3">[VERSE 2]</text:p>
      <text:p text:style-name="P1"><text:s text:c="5"/>G <text:s text:c="39"/>D</text:p>
      <text:p text:style-name="P1">They took all the trees, put 'em in a tree museum</text:p>
      <text:p text:style-name="P1"><text:s text:c="9"/>G <text:s text:c="19"/>A <text:s text:c="15"/></text:p>
      <text:p text:style-name="P1">And they charged the people a dollar and a half</text:p>
      <text:p text:style-name="P1"><text:s text:c="8"/>D</text:p>
      <text:p text:style-name="P1">just to see 'em</text:p>
      <text:p text:style-name="Heading_20_3">[CHORUS]</text:p>
      <text:p text:style-name="P1">D <text:s text:c="14"/>A</text:p>
      <text:p text:style-name="P1">Don't it always seem to go</text:p>
      <text:p text:style-name="P1"><text:s text:c="10"/>G <text:s text:c="34"/>D</text:p>
      <text:p text:style-name="P1">That you don't know what you've got till it's gone</text:p>
      <text:p text:style-name="P1"><text:s text:c="6"/>G <text:s text:c="16"/>A <text:s text:c="15"/>D</text:p>
      <text:p text:style-name="P1">They paved paradise and put up a parking lot</text:p>
      <text:p text:style-name="Heading_20_3">[VERSE 3]</text:p>
      <text:p text:style-name="P1"><text:s text:c="4"/>G <text:s text:c="31"/>D</text:p>
      <text:p text:style-name="P1">Hey farmer farmer, put away that D.D.T. now</text:p>
      <text:p text:style-name="P1"><text:s text:c="8"/>G <text:s text:c="17"/></text:p>
      <text:p text:style-name="P1">Give me spots on my apples </text:p>
      <text:p text:style-name="P1"><text:soft-page-break/><text:s text:c="4"/>A <text:s text:c="25"/>D <text:s text:c="2"/></text:p>
      <text:p text:style-name="P2">but leave me the birds and the bees</text:p>
      <text:p text:style-name="P3">D</text:p>
      <text:p text:style-name="P2">please</text:p>
      <text:p text:style-name="Heading_20_3">[CHORUS]</text:p>
      <text:p text:style-name="P1">D <text:s text:c="14"/>A</text:p>
      <text:p text:style-name="P1">Don't it always seem to go</text:p>
      <text:p text:style-name="P1"><text:s text:c="10"/>G <text:s text:c="23"/></text:p>
      <text:p text:style-name="P1">That you don't know what you've got</text:p>
      <text:p text:style-name="P1"><text:s text:c="10"/>D</text:p>
      <text:p text:style-name="P1">till it's gone</text:p>
      <text:p text:style-name="P1"><text:s text:c="6"/>G <text:s text:c="16"/>A <text:s text:c="15"/>D</text:p>
      <text:p text:style-name="P1">They paved paradise and put up a parking lot</text:p>
      <text:p text:style-name="Heading_20_3">[VERSE 4]</text:p>
      <text:p text:style-name="P1">G <text:s text:c="38"/>D</text:p>
      <text:p text:style-name="P1">Late last night I heard the screen door slam</text:p>
      <text:p text:style-name="P1"><text:s text:c="6"/>G <text:s text:c="14"/>A <text:s text:c="15"/>D</text:p>
      <text:p text:style-name="P1">And a big yellow taxi took away my old man</text:p>
      <text:p text:style-name="Heading_20_3">[CHORUS]</text:p>
      <text:p text:style-name="P1">D <text:s text:c="14"/>A</text:p>
      <text:p text:style-name="P1">Don't it always seem to go</text:p>
      <text:p text:style-name="P1"><text:s text:c="10"/>G <text:s text:c="20"/></text:p>
      <text:p text:style-name="P1">That you don't know what you've </text:p>
      <text:p text:style-name="P1"><text:s text:c="14"/>D</text:p>
      <text:p text:style-name="P1">got till it's gone</text:p>
      <text:p text:style-name="P1"><text:s text:c="6"/>G <text:s text:c="16"/>A <text:s text:c="15"/>D</text:p>
      <text:p text:style-name="P1">They paved paradise and put up a parking lot</text:p>
      <text:p text:style-name="Heading_20_3">[OUTRO]</text:p>
      <text:p text:style-name="P1">D <text:s text:c="8"/>G <text:s text:c="14"/>A <text:s text:c="15"/>D</text:p>
      <text:p text:style-name="P1">Yeah they paved paradise, put up a parking lot</text:p>
      <text:p text:style-name="P1">D <text:s text:c="10"/>G <text:s text:c="14"/></text:p>
      <text:p text:style-name="P1">I said they paved paradise, </text:p>
      <text:p text:style-name="P1">A <text:s text:c="15"/>D</text:p>
      <text:p text:style-name="P1">put up a parking lo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6H56M52S</meta:editing-duration>
    <meta:editing-cycles>32</meta:editing-cycles>
    <meta:generator>LibreOffice/5.2.7.2$Linux_X86_64 LibreOffice_project/20m0$Build-2</meta:generator>
    <dc:title>Lyrics + Chords</dc:title>
    <dc:date>2017-10-14T07:57:58.742456148</dc:date>
    <meta:print-date>2017-04-03T12:23:29.985893000</meta:print-date>
    <meta:document-statistic meta:table-count="0" meta:image-count="0" meta:object-count="0" meta:page-count="2" meta:paragraph-count="67" meta:word-count="281" meta:character-count="1973" meta:non-whitespace-character-count="952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